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5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6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3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4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741cm" draw:z-index="0"><draw:image xlink:href="../../odt/images/3041.png" xlink:type="simple" xlink:show="embed" xlink:actuate="onLoad"/></draw:frame></text:p>
          </table:table-cell>
          <table:table-cell table:style-name="Table1.B1" office:value-type="string">
            <text:h text:style-name="P7" text:outline-level="1">Замыкающий контакт реле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09cm" svg:height="1.769cm" draw:z-index="1"><draw:image xlink:href="../../odt/images/3041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8">логического И</text:span> для <text:span text:style-name="T8">входа блока</text:span> и значения, поданного на соответствующую <text:span text:style-name="T8">управляющую обмотку реле</text:span>:</text:p>
            <text:p text:style-name="P3"><draw:frame draw:style-name="fr3" draw:name="Объект1" text:anchor-type="as-char" svg:width="6.449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0">где </text:span><text:span text:style-name="T10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 – выходной сигнал блока, <text:s/></text:span><text:span text:style-name="T10"><draw:frame draw:style-name="fr3" draw:name="Объект3" text:anchor-type="as-char" svg:width="1.75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– значение (состояние) реле, </text:span><text:span text:style-name="T10"><draw:frame draw:style-name="fr3" draw:name="Объект4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– входной сигнал блока.</text:span></text:p>
            <text:p text:style-name="P2"><text:span text:style-name="T11">Для того чтобы посмотреть структуру алгоритма – нажмите правой кнопкой на блок и выберите пункт «Действия» </text:span><text:span text:style-name="T12">→</text:span><text:span text:style-name="T11"> «Войти в субмодель». Передача сигнала</text:span><text:span text:style-name="T15"> </text:span><text:span text:style-name="T11">с управляющей обмотки реле реализуется при помощи блока </text:span><text:span text:style-name="T13">Из памяти</text:span><text:span text:style-name="T14">.</text:span></text:p>
            <text:p text:style-name="P2"><text:span text:style-name="T1">Свойства</text:span>:</text:p>
            <text:list xml:id="list5355249694827669514" text:style-name="L1">
              <text:list-item>
                <text:p text:style-name="P4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</dc:title>
    <dc:date>2014-12-01T18:49:18.69</dc:date>
    <meta:generator>OpenOffice/4.1.1$Win32 OpenOffice.org_project/411m6$Build-9775</meta:generator>
    <meta:editing-duration>PT2H26M22S</meta:editing-duration>
    <meta:editing-cycles>123</meta:editing-cycles>
    <meta:document-statistic meta:table-count="1" meta:image-count="2" meta:object-count="4" meta:page-count="1" meta:paragraph-count="12" meta:word-count="83" meta:character-count="55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 mathvariant="italic">relais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relais(t), ~ если u(t)=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